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340000013042667E8FF7461A56.png" manifest:media-type="image/png"/>
  <manifest:file-entry manifest:full-path="Pictures/1000020100000118000000F0C6A21B389D425126.png" manifest:media-type="image/png"/>
  <manifest:file-entry manifest:full-path="Pictures/10000201000003E8000000EF9805379E19C12D2A.png" manifest:media-type="image/png"/>
  <manifest:file-entry manifest:full-path="Pictures/1000020100000091000000A8915A84AE77A24584.png" manifest:media-type="image/png"/>
  <manifest:file-entry manifest:full-path="Pictures/1000020100000190000000C8AE67CED3FF82627B.png" manifest:media-type="image/png"/>
  <manifest:file-entry manifest:full-path="Pictures/10000201000000F0000000F097C0EE862F00D7D0.png" manifest:media-type="image/png"/>
  <manifest:file-entry manifest:full-path="Pictures/10000201000000F3000000F39B71FADEB9A71EBF.png" manifest:media-type="image/png"/>
  <manifest:file-entry manifest:full-path="Pictures/1000020100000155000000BAE964DFDFB5A460D1.png" manifest:media-type="image/png"/>
  <manifest:file-entry manifest:full-path="Pictures/100002010000011C0000012CF620CC7360035E2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verpass" svg:font-family="Overpa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3cm" svg:stroke-color="#999999" draw:marker-start-width="0.279cm" draw:marker-end-width="0.279cm" draw:fill="none" draw:textarea-horizontal-align="justify" draw:textarea-vertical-align="middle" draw:auto-grow-height="false" fo:min-height="5.518cm" fo:min-width="2.968cm" fo:padding-top="0.151cm" fo:padding-bottom="0.151cm" fo:padding-left="0.276cm" fo:padding-right="0.276cm"/>
    </style:style>
    <style:style style:name="gr2" style:family="graphic" style:parent-style-name="standard">
      <style:graphic-properties draw:stroke="none" draw:fill="none" fo:min-height="0.93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Fine_20_Dashed" svg:stroke-width="0.053cm" svg:stroke-color="#999999" draw:marker-start-width="0.279cm" draw:marker-end-width="0.279cm" draw:fill="none" draw:textarea-horizontal-align="justify" draw:textarea-vertical-align="middle" draw:auto-grow-height="false" fo:min-height="12.152cm" fo:min-width="19.502cm" fo:padding-top="0.151cm" fo:padding-bottom="0.151cm" fo:padding-left="0.276cm" fo:padding-right="0.276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7cm, 0cm, 1.209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823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6.06cm"/>
    </style:style>
    <style:style style:name="gr9" style:family="graphic" style:parent-style-name="objectwithoutfill">
      <style:graphic-properties svg:stroke-width="0.035cm" svg:stroke-color="#999999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svg:stroke-color="#999999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5.15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cm" fo:min-width="0cm"/>
    </style:style>
    <style:style style:name="gr13" style:family="graphic" style:parent-style-name="standard">
      <style:graphic-properties draw:stroke="dash" draw:stroke-dash="Fine_20_Dashed" svg:stroke-width="0.053cm" svg:stroke-color="#999999" draw:marker-start-width="0.279cm" draw:marker-end-width="0.279cm" draw:fill="none" draw:textarea-horizontal-align="justify" draw:textarea-vertical-align="middle" draw:auto-grow-height="false" fo:min-height="6.376cm" fo:min-width="11.426cm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Fine_20_Dashed" svg:stroke-width="0.053cm" svg:stroke-color="#999999" draw:marker-start-width="0.279cm" draw:marker-end-width="0.279cm" draw:fill="none" draw:textarea-horizontal-align="justify" draw:textarea-vertical-align="middle" draw:auto-grow-height="false" fo:min-height="5.87cm" fo:min-width="1.614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85cm" fo:min-width="0cm"/>
    </style:style>
    <style:style style:name="gr19" style:family="graphic" style:parent-style-name="standard">
      <style:graphic-properties draw:stroke="dash" draw:stroke-dash="Fine_20_Dashed" svg:stroke-width="0.053cm" svg:stroke-color="#999999" draw:marker-start-width="0.279cm" draw:marker-end-width="0.279cm" draw:fill="none" draw:textarea-horizontal-align="justify" draw:textarea-vertical-align="middle" draw:auto-grow-height="false" fo:min-height="10.855cm" fo:min-width="3.69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3.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style:font-name="Overpass" fo:font-size="12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style:font-name="Overpass"/>
    </style:style>
    <style:style style:name="P7" style:family="paragraph">
      <style:paragraph-properties fo:text-align="center" style:writing-mode="lr-tb">
        <style:tab-stops/>
      </style:paragraph-properties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Overpass" fo:font-size="12pt" style:font-size-asian="14pt" style:font-size-complex="14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paragraph-properties fo:text-align="center"/>
      <style:text-properties style:font-name="Overpass" fo:font-size="18pt"/>
    </style:style>
    <style:style style:name="T1" style:family="text">
      <style:text-properties style:font-name="Overpass"/>
    </style:style>
    <style:style style:name="T2" style:family="text">
      <style:text-properties style:font-name="Overpass" fo:font-size="14pt" style:font-size-asian="14pt" style:font-size-complex="14pt"/>
    </style:style>
    <style:style style:name="T3" style:family="text">
      <style:text-properties style:font-name="Overpass" fo:font-size="12pt" style:font-size-asian="18pt" style:font-size-complex="18pt"/>
    </style:style>
    <style:style style:name="T4" style:family="text">
      <style:text-properties style:font-name="Overpas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9cm" svg:height="6.2cm" draw:transform="skewX (0.00314159265358979) rotate (0.00314159265358979) translate (5.5cm 5.206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502cm" svg:height="1.187cm" svg:x="15.386cm" svg:y="4.261cm">
          <draw:text-box>
            <text:p/>
          </draw:text-box>
        </draw:frame>
        <draw:frame draw:style-name="gr3" draw:text-style-name="P1" draw:layer="layout" svg:width="5.301cm" svg:height="5.6cm" svg:x="11.554cm" svg:y="5.5cm">
          <draw:image xlink:href="Pictures/100002010000011C0000012CF620CC7360035E2E.png" xlink:type="simple" xlink:show="embed" xlink:actuate="onLoad">
            <text:p/>
          </draw:image>
        </draw:frame>
        <draw:frame draw:style-name="gr3" draw:text-style-name="P1" draw:layer="layout" svg:width="2.886cm" svg:height="1.573cm" svg:x="20.1cm" svg:y="10.227cm">
          <draw:image xlink:href="Pictures/1000020100000155000000BAE964DFDFB5A460D1.png" xlink:type="simple" xlink:show="embed" xlink:actuate="onLoad">
            <text:p/>
          </draw:image>
        </draw:frame>
        <draw:frame draw:style-name="gr3" draw:text-style-name="P1" draw:layer="layout" svg:width="2.056cm" svg:height="2.056cm" svg:x="6.244cm" svg:y="5.6cm">
          <draw:image xlink:href="Pictures/10000201000000F3000000F39B71FADEB9A71EBF.png" xlink:type="simple" xlink:show="embed" xlink:actuate="onLoad">
            <text:p/>
          </draw:image>
        </draw:frame>
        <draw:custom-shape draw:style-name="gr4" draw:text-style-name="P1" draw:layer="layout" svg:width="21.4cm" svg:height="13.8cm" svg:x="4.6cm" svg:y="3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3.007cm" svg:height="1.028cm" svg:x="15.4cm" svg:y="11.4cm">
          <draw:image xlink:href="Pictures/1000020100000190000000C8AE67CED3FF82627B.png" xlink:type="simple" xlink:show="embed" xlink:actuate="onLoad">
            <text:p/>
          </draw:image>
        </draw:frame>
        <draw:frame draw:style-name="gr3" draw:text-style-name="P1" draw:layer="layout" svg:width="2.991cm" svg:height="3.465cm" svg:x="22.1cm" svg:y="15.335cm">
          <draw:image xlink:href="Pictures/1000020100000091000000A8915A84AE77A24584.png" xlink:type="simple" xlink:show="embed" xlink:actuate="onLoad">
            <text:p/>
          </draw:image>
        </draw:frame>
        <draw:frame draw:style-name="gr3" draw:text-style-name="P1" draw:layer="layout" svg:width="4.1cm" svg:height="3.514cm" svg:x="24cm" svg:y="12.4cm">
          <draw:image xlink:href="Pictures/1000020100000118000000F0C6A21B389D425126.png" xlink:type="simple" xlink:show="embed" xlink:actuate="onLoad">
            <text:p/>
          </draw:image>
        </draw:frame>
        <draw:frame draw:style-name="gr6" draw:text-style-name="P1" draw:layer="layout" svg:width="2.476cm" svg:height="2cm" svg:x="24.423cm" svg:y="2.4cm">
          <draw:image xlink:href="Pictures/10000201000003E8000000EF9805379E19C12D2A.png" xlink:type="simple" xlink:show="embed" xlink:actuate="onLoad">
            <text:p/>
          </draw:image>
        </draw:frame>
        <draw:frame draw:style-name="gr7" draw:text-style-name="P4" draw:layer="layout" svg:width="2.3cm" svg:height="1.129cm" svg:x="6.1cm" svg:y="7.671cm">
          <draw:text-box>
            <text:p text:style-name="P3"><text:span text:style-name="T1">Protocol Adapters</text:span></text:p>
          </draw:text-box>
        </draw:frame>
        <draw:frame draw:style-name="gr8" draw:text-style-name="P6" draw:layer="layout" svg:width="6.568cm" svg:height="1.691cm" svg:x="10.685cm" svg:y="3.6cm">
          <draw:text-box>
            <text:p><text:span text:style-name="T1">Qpid Dispatch Router</text:span></text:p>
            <text:p text:style-name="P5"><text:span text:style-name="T2">network</text:span></text:p>
          </draw:text-box>
        </draw:frame>
        <draw:frame draw:style-name="gr3" draw:text-style-name="P1" draw:layer="layout" svg:width="2.886cm" svg:height="1.573cm" svg:x="20.114cm" svg:y="7.9cm">
          <draw:image xlink:href="Pictures/1000020100000155000000BAE964DFDFB5A460D1.png" xlink:type="simple" xlink:show="embed" xlink:actuate="onLoad">
            <text:p/>
          </draw:image>
        </draw:frame>
        <draw:frame draw:style-name="gr3" draw:text-style-name="P1" draw:layer="layout" svg:width="2.886cm" svg:height="1.573cm" svg:x="20.1cm" svg:y="5.6cm">
          <draw:image xlink:href="Pictures/1000020100000155000000BAE964DFDFB5A460D1.png" xlink:type="simple" xlink:show="embed" xlink:actuate="onLoad">
            <text:p/>
          </draw:image>
        </draw:frame>
        <draw:connector draw:style-name="gr9" draw:text-style-name="P1" draw:layer="layout" draw:type="line" svg:x1="17.135cm" svg:y1="6.37cm" svg:x2="19.658cm" svg:y2="6.37cm" svg:d="M17135 6370h2523" svg:viewBox="0 0 2524 1">
          <text:p/>
        </draw:connector>
        <draw:connector draw:style-name="gr9" draw:text-style-name="P1" draw:layer="layout" draw:type="line" svg:x1="17.136cm" svg:y1="8.57cm" svg:x2="19.659cm" svg:y2="8.57cm" svg:d="M17136 8570h2523" svg:viewBox="0 0 2524 1">
          <text:p/>
        </draw:connector>
        <draw:connector draw:style-name="gr9" draw:text-style-name="P1" draw:layer="layout" draw:type="line" svg:x1="17.137cm" svg:y1="10.87cm" svg:x2="19.66cm" svg:y2="10.87cm" svg:d="M17137 10870h2523" svg:viewBox="0 0 2524 1">
          <text:p/>
        </draw:connector>
        <draw:connector draw:style-name="gr10" draw:text-style-name="P1" draw:layer="layout" draw:type="line" svg:x1="3.793cm" svg:y1="6.617cm" svg:x2="6.201cm" svg:y2="6.6cm" svg:d="M3793 6617l2408-17" svg:viewBox="0 0 2409 18">
          <text:p/>
        </draw:connector>
        <draw:frame draw:style-name="gr11" draw:text-style-name="P6" draw:layer="layout" svg:width="5.667cm" svg:height="1.691cm" svg:x="18.485cm" svg:y="3.601cm">
          <draw:text-box>
            <text:p><text:span text:style-name="T1">ActiveMQ Artemis</text:span></text:p>
            <text:p text:style-name="P5"><text:span text:style-name="T2">brokers</text:span></text:p>
          </draw:text-box>
        </draw:frame>
        <draw:frame draw:style-name="gr3" draw:text-style-name="P1" draw:layer="layout" svg:width="2.056cm" svg:height="2.056cm" svg:x="17.144cm" svg:y="14.391cm">
          <draw:image xlink:href="Pictures/10000201000000F3000000F39B71FADEB9A71EBF.png" xlink:type="simple" xlink:show="embed" xlink:actuate="onLoad">
            <text:p/>
          </draw:image>
        </draw:frame>
        <draw:frame draw:style-name="gr12" draw:text-style-name="P6" draw:layer="layout" svg:width="2.444cm" svg:height="1.06cm" svg:x="16.956cm" svg:y="13.2cm">
          <draw:text-box>
            <text:p><text:span text:style-name="T1">Admin </text:span></text:p>
          </draw:text-box>
        </draw:frame>
        <draw:connector draw:style-name="gr9" draw:text-style-name="P1" draw:layer="layout" draw:line-skew="2.235cm" svg:x1="16.601cm" svg:y1="15.39cm" svg:x2="13.856cm" svg:y2="10.939cm" svg:d="M16601 15390v10h-2745v-4461" svg:viewBox="0 0 2746 4462">
          <text:p/>
        </draw:connector>
        <draw:connector draw:style-name="gr9" draw:text-style-name="P1" draw:layer="layout" draw:line-skew="1.724cm" svg:x1="19.444cm" svg:y1="15.5cm" svg:x2="21.547cm" svg:y2="12.052cm" svg:d="M19444 15500h2103v-3448" svg:viewBox="0 0 2104 3449">
          <text:p/>
        </draw:connector>
        <draw:custom-shape draw:style-name="gr13" draw:text-style-name="P1" draw:layer="layout" svg:width="12.7cm" svg:height="7.4cm" svg:x="11.3cm" svg:y="5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8.4cm" svg:y1="6.6cm" svg:x2="11.279cm" svg:y2="6.612cm" svg:d="M8400 6600l2879 12" svg:viewBox="0 0 2880 13">
          <text:p/>
        </draw:connector>
        <draw:frame draw:style-name="gr14" draw:text-style-name="P4" draw:layer="layout" svg:width="2cm" svg:height="0.7cm" svg:x="1.5cm" svg:y="3.9cm">
          <draw:text-box>
            <text:p text:style-name="P3"><text:span text:style-name="T3">Devices</text:span></text:p>
          </draw:text-box>
        </draw:frame>
        <draw:frame draw:style-name="gr3" draw:text-style-name="P1" xml:id="id2" draw:id="id2" draw:layer="layout" svg:width="2.056cm" svg:height="2.056cm" svg:x="6.444cm" svg:y="13.644cm">
          <draw:image xlink:href="Pictures/10000201000000F3000000F39B71FADEB9A71EBF.png" xlink:type="simple" xlink:show="embed" xlink:actuate="onLoad">
            <text:p/>
          </draw:image>
        </draw:frame>
        <draw:frame draw:style-name="gr3" draw:text-style-name="P1" draw:layer="layout" svg:width="2.056cm" svg:height="2.056cm" svg:x="6.3cm" svg:y="8.9cm">
          <draw:image xlink:href="Pictures/10000201000000F3000000F39B71FADEB9A71EBF.png" xlink:type="simple" xlink:show="embed" xlink:actuate="onLoad">
            <text:p/>
          </draw:image>
        </draw:frame>
        <draw:frame draw:style-name="gr15" draw:text-style-name="P4" draw:layer="layout" svg:width="3.6cm" svg:height="0.699cm" svg:x="5.8cm" svg:y="15.701cm">
          <draw:text-box>
            <text:p text:style-name="P3"><text:span text:style-name="T1">Device Registry</text:span></text:p>
          </draw:text-box>
        </draw:frame>
        <draw:frame draw:style-name="gr3" draw:text-style-name="P1" draw:layer="layout" svg:width="1.231cm" svg:height="1.231cm" svg:x="1.77cm" svg:y="13.7cm">
          <draw:image xlink:href="Pictures/10000201000000F0000000F097C0EE862F00D7D0.png" xlink:type="simple" xlink:show="embed" xlink:actuate="onLoad">
            <text:p/>
          </draw:image>
        </draw:frame>
        <draw:frame draw:style-name="gr3" draw:text-style-name="P1" draw:layer="layout" svg:width="1.231cm" svg:height="1.231cm" svg:x="2.169cm" svg:y="14.431cm">
          <draw:image xlink:href="Pictures/10000201000000F0000000F097C0EE862F00D7D0.png" xlink:type="simple" xlink:show="embed" xlink:actuate="onLoad">
            <text:p/>
          </draw:image>
        </draw:frame>
        <draw:frame draw:style-name="gr3" draw:text-style-name="P1" draw:layer="layout" svg:width="1.231cm" svg:height="1.231cm" svg:x="1.77cm" svg:y="13.7cm">
          <draw:image xlink:href="Pictures/10000201000000F0000000F097C0EE862F00D7D0.png" xlink:type="simple" xlink:show="embed" xlink:actuate="onLoad">
            <text:p/>
          </draw:image>
        </draw:frame>
        <draw:frame draw:style-name="gr3" draw:text-style-name="P1" draw:layer="layout" svg:width="1.231cm" svg:height="1.231cm" svg:x="2.169cm" svg:y="14.431cm">
          <draw:image xlink:href="Pictures/10000201000000F0000000F097C0EE862F00D7D0.png" xlink:type="simple" xlink:show="embed" xlink:actuate="onLoad">
            <text:p/>
          </draw:image>
        </draw:frame>
        <draw:frame draw:style-name="gr3" draw:text-style-name="P1" draw:layer="layout" svg:width="1.231cm" svg:height="1.231cm" svg:x="1.77cm" svg:y="13.7cm">
          <draw:image xlink:href="Pictures/10000201000000F0000000F097C0EE862F00D7D0.png" xlink:type="simple" xlink:show="embed" xlink:actuate="onLoad">
            <text:p/>
          </draw:image>
        </draw:frame>
        <draw:frame draw:style-name="gr3" draw:text-style-name="P1" draw:layer="layout" svg:width="1.231cm" svg:height="1.231cm" svg:x="2.169cm" svg:y="14.431cm">
          <draw:image xlink:href="Pictures/10000201000000F0000000F097C0EE862F00D7D0.png" xlink:type="simple" xlink:show="embed" xlink:actuate="onLoad">
            <text:p/>
          </draw:image>
        </draw:frame>
        <draw:connector draw:style-name="gr10" draw:text-style-name="P1" draw:layer="layout" draw:type="line" svg:x1="8.4cm" svg:y1="9.888cm" svg:x2="11.279cm" svg:y2="9.9cm" svg:d="M8400 9888l2879 12" svg:viewBox="0 0 2880 13">
          <text:p/>
        </draw:connector>
        <draw:connector draw:style-name="gr10" draw:text-style-name="P1" draw:layer="layout" draw:type="line" svg:x1="3.572cm" svg:y1="14.747cm" svg:x2="6.362cm" svg:y2="14.726cm" svg:d="M3572 14747l2790-21" svg:viewBox="0 0 2791 22">
          <text:p/>
        </draw:connector>
        <draw:connector draw:style-name="gr10" draw:text-style-name="P1" draw:layer="layout" draw:type="line" svg:x1="3.827cm" svg:y1="9.9cm" svg:x2="6.3cm" svg:y2="9.913cm" svg:d="M3827 9900l2473 13" svg:viewBox="0 0 2474 14">
          <text:p/>
        </draw:connector>
        <draw:frame draw:style-name="gr16" draw:text-style-name="P5" draw:layer="layout" svg:width="1.7cm" svg:height="1.669cm" svg:x="1.5cm" svg:y="5.4cm">
          <draw:image xlink:href="Pictures/10000201000001340000013042667E8FF7461A56.png" xlink:type="simple" xlink:show="embed" xlink:actuate="onLoad">
            <text:p/>
          </draw:image>
        </draw:frame>
        <draw:frame draw:style-name="gr16" draw:text-style-name="P5" draw:layer="layout" svg:width="1.7cm" svg:height="1.669cm" svg:x="1.6cm" svg:y="9.231cm">
          <draw:image xlink:href="Pictures/10000201000001340000013042667E8FF7461A56.png" xlink:type="simple" xlink:show="embed" xlink:actuate="onLoad">
            <text:p/>
          </draw:image>
        </draw:frame>
        <draw:frame draw:style-name="gr16" draw:text-style-name="P5" draw:layer="layout" svg:width="1.7cm" svg:height="1.669cm" svg:x="1.6cm" svg:y="7.3cm">
          <draw:image xlink:href="Pictures/10000201000001340000013042667E8FF7461A56.png" xlink:type="simple" xlink:show="embed" xlink:actuate="onLoad">
            <text:p/>
          </draw:image>
        </draw:frame>
        <draw:custom-shape draw:style-name="gr17" draw:text-style-name="P1" draw:layer="layout" svg:width="2.4cm" svg:height="6.406cm" draw:transform="skewX (0.00314159265358979) rotate (0.00314159265358979) translate (1.2cm 4.8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8" draw:layer="layout" svg:width="3cm" svg:height="1.1cm" svg:x="1.2cm" svg:y="12.3cm">
          <draw:text-box>
            <text:p text:style-name="P7"><text:span text:style-name="T1">Device Management</text:span></text:p>
          </draw:text-box>
        </draw:frame>
        <draw:custom-shape draw:style-name="gr19" draw:text-style-name="P1" draw:layer="layout" svg:width="4.7cm" svg:height="11.615cm" draw:transform="skewX (0.00314159265358979) rotate (0.00314159265358979) translate (5.4cm 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7.45cm" svg:y1="11.406cm" svg:x2="7.472cm" svg:y2="13.644cm" draw:start-shape="id1" draw:end-shape="id2" draw:end-glue-point="0" svg:d="M7450 11406l22 2238" svg:viewBox="0 0 23 2239">
          <text:p/>
        </draw:connector>
        <draw:frame draw:style-name="gr20" draw:text-style-name="P10" draw:layer="layout" svg:width="4.1cm" svg:height="0.89cm" svg:x="5.6cm" svg:y="3.6cm">
          <draw:text-box>
            <text:p text:style-name="P9"><text:span text:style-name="T4">IoT Services</text:span></text:p>
          </draw:text-box>
        </draw:frame>
        <draw:connector draw:style-name="gr9" draw:text-style-name="P1" draw:layer="layout" draw:type="line" svg:x1="16.557cm" svg:y1="15.4cm" svg:x2="10.342cm" svg:y2="15.411cm" svg:d="M16557 15400l-6215 11" svg:viewBox="0 0 6216 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verpass" svg:font-family="Overpa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8T08:16:20.144025071</meta:creation-date>
    <dc:date>2019-10-04T16:01:54.343267117</dc:date>
    <meta:editing-duration>PT18M40S</meta:editing-duration>
    <meta:editing-cycles>5</meta:editing-cycles>
    <meta:generator>LibreOffice/5.4.7.2$MacOSX_X86_64 LibreOffice_project/c838ef25c16710f8838b1faec480ebba495259d0</meta:generator>
    <meta:document-statistic meta:object-count="47"/>
  </office:meta>
</office:document-meta>
</file>